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XMLRPCReceiver.LateralXMLRPCReceiver( ILateralCacheAttributes lca , ILateralCacheXMLRPCListener il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teralXMLRPCReceiver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